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4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40pt" officeooo:paragraph-rsid="0017e476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40pt" officeooo:paragraph-rsid="0017e476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2pt" officeooo:rsid="0017e476" officeooo:paragraph-rsid="0017e476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6pt" officeooo:rsid="0017e476" officeooo:paragraph-rsid="0017e476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7e476" officeooo:paragraph-rsid="0017e476" style:font-size-asian="10.5pt" style:font-size-complex="12pt"/>
    </style:style>
    <style:style style:name="P6" style:family="paragraph" style:parent-style-name="Text_20_body">
      <style:text-properties officeooo:paragraph-rsid="001c600c"/>
    </style:style>
    <style:style style:name="P7" style:family="paragraph" style:parent-style-name="Text_20_body">
      <style:text-properties officeooo:rsid="001dffcc" officeooo:paragraph-rsid="001dffcc"/>
    </style:style>
    <style:style style:name="P8" style:family="paragraph" style:parent-style-name="Text_20_body">
      <style:paragraph-properties fo:margin-top="0in" fo:margin-bottom="0in" style:contextual-spacing="false"/>
      <style:text-properties officeooo:rsid="0020a1cb" officeooo:paragraph-rsid="0020a1cb"/>
    </style:style>
    <style:style style:name="P9" style:family="paragraph" style:parent-style-name="Text_20_body">
      <style:paragraph-properties fo:margin-top="0in" fo:margin-bottom="0in" style:contextual-spacing="false"/>
      <style:text-properties fo:font-weight="bold" officeooo:rsid="0020a1cb" officeooo:paragraph-rsid="0020a1cb" style:font-weight-asian="bold" style:font-weight-complex="bold"/>
    </style:style>
    <style:style style:name="P10" style:family="paragraph" style:parent-style-name="Text_20_body" style:master-page-name="">
      <style:paragraph-properties fo:margin-left="0.0201in" fo:margin-right="0in" fo:margin-top="0in" fo:margin-bottom="0.0402in" style:contextual-spacing="false" fo:text-indent="0in" style:auto-text-indent="false" style:page-number="auto"/>
    </style:style>
    <style:style style:name="P11" style:family="paragraph" style:parent-style-name="Text_20_body">
      <style:paragraph-properties fo:margin-left="0.0201in" fo:margin-right="0in" fo:margin-top="0in" fo:margin-bottom="0.0402in" style:contextual-spacing="false" fo:text-indent="0in" style:auto-text-indent="false"/>
    </style:style>
    <style:style style:name="P12" style:family="paragraph" style:parent-style-name="Heading_20_1">
      <style:text-properties fo:font-size="16pt" style:font-size-asian="16pt" style:font-size-complex="16pt"/>
    </style:style>
    <style:style style:name="P13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14" style:family="paragraph" style:parent-style-name="Heading_20_1">
      <style:paragraph-properties fo:margin-top="0in" fo:margin-bottom="0.0799in" style:contextual-spacing="false"/>
      <style:text-properties fo:font-size="14pt" officeooo:paragraph-rsid="001c600c" style:font-size-asian="14pt" style:font-size-complex="14pt"/>
    </style:style>
    <style:style style:name="T1" style:family="text">
      <style:text-properties officeooo:rsid="0017e476"/>
    </style:style>
    <style:style style:name="T2" style:family="text">
      <style:text-properties officeooo:rsid="00194217"/>
    </style:style>
    <style:style style:name="T3" style:family="text">
      <style:text-properties officeooo:rsid="001c600c"/>
    </style:style>
    <style:style style:name="T4" style:family="text">
      <style:text-properties officeooo:rsid="001d5eee"/>
    </style:style>
    <style:style style:name="T5" style:family="text">
      <style:text-properties officeooo:rsid="001e582b"/>
    </style:style>
    <style:style style:name="T6" style:family="text">
      <style:text-properties officeooo:rsid="0020a1c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442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/>
      <text:p text:style-name="P1"/>
      <text:p text:style-name="P1"/>
      <text:p text:style-name="P2"><text:span text:style-name="T1">Software Test Plan</text:span></text:p>
      <text:p text:style-name="P3">TauNet v1.0</text:p>
      <text:p text:style-name="P4"/>
      <text:p text:style-name="P3">Josh Bucklin</text:p>
      <text:p text:style-name="P3">CS300</text:p>
      <text:p text:style-name="P3">Copyright (c) 2015</text:p>
      <text:h text:style-name="P13" text:outline-level="1">Purpose:</text:h>
      <text:p text:style-name="P10">This document outlines the testing strategy I used when testing the main components of the TauNet software. <text:span text:style-name="T8">The</text:span> tests were performed to prove <text:span text:style-name="T8">to a reasonable satisfaction t</text:span>he main components of TauNet <text:span text:style-name="T8">work as intended. The components</text:span> include:</text:p>
      <text:p text:style-name="P11">1. CipherSaber-2/RC4 located in the file (cs2.py)</text:p>
      <text:p text:style-name="P11">2. TauNet Server located in the file <text:span text:style-name="T3">(</text:span>TN_Server.py<text:span text:style-name="T3">)</text:span></text:p>
      <text:p text:style-name="P11">3. TauNet Client located in the file <text:span text:style-name="T3">(</text:span>TN_Client.py<text:span text:style-name="T3">)</text:span></text:p>
      <text:h text:style-name="P12" text:outline-level="1"><text:span text:style-name="T2">Testing Strategy</text:span>:</text:h>
      <text:p text:style-name="Text_20_body"><text:span text:style-name="T3">Due to the nature of the software's reliance on the internet and the complexities that can occur with it m</text:span>y testing strategy is largely focused on acceptance testing whe<text:span text:style-name="T2">re</text:span> possible. <text:span text:style-name="T2">In addition to this unit tests will be conducted for CipherSaber-2 to ensure that it is producing appropriate output.</text:span> <text:span text:style-name="T2">Finally I will perform tests that ensure the software can interact with other users of TauNet as a whole.</text:span></text:p>
      <text:p text:style-name="Text_20_body">It is expected that at a minimum all functional &amp; non-function requirements outlined in the SRS will be met before this product is approved for release.</text:p>
      <text:h text:style-name="P12" text:outline-level="1">Testing:</text:h>
      <text:p text:style-name="P6">This section is broken down into each of the main software components and the tests I performed on each. </text:p>
      <text:h text:style-name="P14" text:outline-level="1">CipherSaber-2/RC4:</text:h>
      <text:p text:style-name="Text_20_body">My approach to testing this portion of the software was to build a testing program that loads different text <text:span text:style-name="T5">strings</text:span>, encrypts <text:span text:style-name="T5">them</text:span> and then decrypts <text:span text:style-name="T5">them</text:span> ensuring that the text matches at the start and end. In addition to this I also did fail testing to make sure that if the key or the number of rounds of key scheduling were different that the message wasn't decipherable. <text:span text:style-name="T4">I included the testing program in the package in file cs2_test.py. All the tests focus on input-output pairs and a sample of them is included below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PASSING TESTS</text:p>
            <text:p text:style-name="P8">String Encryption: </text:p>
            <text:p text:style-name="P8">String After Decryption: </text:p>
            <text:p text:style-name="P8">Test: PASS</text:p>
            <text:p text:style-name="P8">String Encryption: abc</text:p>
            <text:p text:style-name="P8">String After Decryption: abc</text:p>
            <text:p text:style-name="P8">Test: PASS</text:p>
            <text:p text:style-name="P8">String Encryption: 1_*()()$*</text:p>
            <text:p text:style-name="P8">String After Decryption: 1_*()()$*</text:p>
            <text:p text:style-name="P8">Test: PASS</text:p>
          </table:table-cell>
          <table:table-cell table:style-name="Table1.B1" office:value-type="string">
            <text:p text:style-name="P8">FAIL TESTS - THESE ARE SUPPOSED TO FAIL</text:p>
            <text:p text:style-name="P9"><text:span text:style-name="T7">Test - Different keys</text:span></text:p>
            <text:p text:style-name="P8">String Encryption: This is a test string!</text:p>
            <text:p text:style-name="P8">۶P���� A��"J�becryption: #�'�##</text:p>
            <text:p text:style-name="P8">Test: FAIL</text:p>
            <text:p text:style-name="P9"><text:span text:style-name="T7">Test - Different Rounds</text:span></text:p>
            <text:p text:style-name="P8">String Encryption: This is a test string!</text:p>
            <text:p text:style-name="P8">String After Decryption: #�##�n�,n�{�S�A�2.���d</text:p>
            <text:p text:style-name="P8">Test: FAIL</text:p>
          </table:table-cell>
        </table:table-row>
      </table:table>
      <text:p text:style-name="Text_20_body"><text:soft-page-break/></text:p>
      <text:p text:style-name="P7"><text:span text:style-name="T6">Only a few samples are included to save space. </text:span>In addition to these tests I also verified that my encryption worked with other nodes by testing it with Bart's server as well other user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1:52:34.802509902</meta:creation-date>
    <dc:date>2015-12-02T00:45:56.601261821</dc:date>
    <meta:editing-duration>PT1H26M51S</meta:editing-duration>
    <meta:editing-cycles>11</meta:editing-cycles>
    <meta:generator>LibreOffice/4.2.8.2$Linux_X86_64 LibreOffice_project/420m0$Build-2</meta:generator>
    <meta:document-statistic meta:table-count="1" meta:image-count="0" meta:object-count="0" meta:page-count="3" meta:paragraph-count="38" meta:word-count="385" meta:character-count="2362" meta:non-whitespace-character-count="1991"/>
  </office:meta>
</office:document-meta>
</file>